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ConfigurerTests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erTests.freeMarkerConfigurerWithResourceLoad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eeMarkerConfigurerTests.getResource(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ConfigurerTests.freeMarkerConfigurerWithNonFileResourceLoader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reeMarkerConfigurerTests.freeMarkerConfigurerWithConfig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